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11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2862in"/>
    </style:style>
    <style:style style:name="co4" style:family="table-column">
      <style:table-column-properties fo:break-before="auto" style:column-width="5.2799in"/>
    </style:style>
    <style:style style:name="co5" style:family="table-column">
      <style:table-column-properties fo:break-before="auto" style:column-width="0.70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commitment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_5f_ct-1836-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mitm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7" table:default-cell-style-name="ce2"/>
        <table:table-row table:style-name="ro1">
          <table:table-cell table:style-name="ce1" office:value-type="string" table:number-columns-spanned="4" table:number-rows-spanned="1">
            <text:p>Criminal offenders committed for trial in England and Wales, 1805-06, by sex</text:p>
          </table:table-cell>
          <table:covered-table-cell table:number-columns-repeated="3" table:style-name="ce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unty</text:p>
          </table:table-cell>
          <table:table-cell office:value-type="string">
            <text:p>males-1805</text:p>
          </table:table-cell>
          <table:table-cell office:value-type="string">
            <text:p>females-1805</text:p>
          </table:table-cell>
          <table:table-cell office:value-type="string">
            <text:p>males-1806</text:p>
          </table:table-cell>
          <table:table-cell office:value-type="string">
            <text:p>females-1806</text:p>
          </table:table-cell>
          <table:table-cell/>
          <table:table-cell office:value-type="string">
            <text:p>sources and not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nglese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eild (1812), State of the Prisons, Table No. III, p. 639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edfordshire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or yearly commitment series, 1805 to 1892, se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erkshire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prisoners-england-wales-1670-present!"commitments, 1805-92"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recknockshir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ristol (usually reported in Gloucestershire)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uckinghamshire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ernarfonshir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mbridgeshire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rdiganshir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armarthenshir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heshire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ornwall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umberland</text:p>
          </table:table-cell>
          <table:table-cell table:number-columns-repeated="3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enbighshir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erbyshire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evon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105">
            <text:p>105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orset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urham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ssex</text:p>
          </table:table-cell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Flintshir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Glamorgan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Gloucestershire</text:p>
          </table:table-cell>
          <table:table-cell office:value-type="float" office:value="81">
            <text:p>81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Hampshire</text:p>
          </table:table-cell>
          <table:table-cell office:value-type="float" office:value="105">
            <text:p>105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Herefordshire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Hertfordshire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Huntingdonshire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Kent</text:p>
          </table:table-cell>
          <table:table-cell office:value-type="float" office:value="169">
            <text:p>169</text:p>
          </table:table-cell>
          <table:table-cell office:value-type="float" office:value="41">
            <text:p>41</text:p>
          </table:table-cell>
          <table:table-cell office:value-type="float" office:value="151">
            <text:p>151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ancashire</text:p>
          </table:table-cell>
          <table:table-cell office:value-type="float" office:value="206">
            <text:p>206</text:p>
          </table:table-cell>
          <table:table-cell office:value-type="float" office:value="165">
            <text:p>165</text:p>
          </table:table-cell>
          <table:table-cell office:value-type="float" office:value="227">
            <text:p>227</text:p>
          </table:table-cell>
          <table:table-cell office:value-type="float" office:value="124">
            <text:p>12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eicestershire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ncolnshire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erionet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iddlesex</text:p>
          </table:table-cell>
          <table:table-cell office:value-type="float" office:value="732">
            <text:p>732</text:p>
          </table:table-cell>
          <table:table-cell office:value-type="float" office:value="485">
            <text:p>485</text:p>
          </table:table-cell>
          <table:table-cell office:value-type="float" office:value="700">
            <text:p>700</text:p>
          </table:table-cell>
          <table:table-cell office:value-type="float" office:value="432">
            <text:p>432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onmouthshire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ontgomeryshir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orfolk</text:p>
          </table:table-cell>
          <table:table-cell office:value-type="float" office:value="114">
            <text:p>114</text:p>
          </table:table-cell>
          <table:table-cell office:value-type="float" office:value="49">
            <text:p>49</text:p>
          </table:table-cell>
          <table:table-cell office:value-type="float" office:value="88">
            <text:p>88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orthamptonshire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orthumberland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ottinghamshire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Oxfordshire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embrokeshir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dnorshire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utlan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hropshire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omerset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ffordshire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uffolk</text:p>
          </table:table-cell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urrey</text:p>
          </table:table-cell>
          <table:table-cell office:value-type="float" office:value="147">
            <text:p>147</text:p>
          </table:table-cell>
          <table:table-cell office:value-type="float" office:value="52">
            <text:p>52</text:p>
          </table:table-cell>
          <table:table-cell office:value-type="float" office:value="134">
            <text:p>134</text:p>
          </table:table-cell>
          <table:table-cell office:value-type="float" office:value="57">
            <text:p>57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ussex</text:p>
          </table:table-cell>
          <table:table-cell office:value-type="float" office:value="93">
            <text:p>93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Warwickshire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Westmorl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Wiltshire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Worcestershire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Yorkshire</text:p>
          </table:table-cell>
          <table:table-cell office:value-type="float" office:value="181">
            <text:p>181</text:p>
          </table:table-cell>
          <table:table-cell office:value-type="float" office:value="64">
            <text:p>64</text:p>
          </table:table-cell>
          <table:table-cell office:value-type="float" office:value="159">
            <text:p>159</text:p>
          </table:table-cell>
          <table:table-cell office:value-type="float" office:value="54">
            <text:p>5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ngland and Wales (total)</text:p>
          </table:table-cell>
          <table:table-cell table:formula="of:=SUM([.B5:.B57])" office:value-type="float" office:value="3267">
            <text:p>3267</text:p>
          </table:table-cell>
          <table:table-cell table:formula="of:=SUM([.C5:.C57])" office:value-type="float" office:value="1338">
            <text:p>1338</text:p>
          </table:table-cell>
          <table:table-cell table:formula="of:=SUM([.D5:.D57])" office:value-type="float" office:value="3120">
            <text:p>3120</text:p>
          </table:table-cell>
          <table:table-cell table:formula="of:=SUM([.E5:.E57])" office:value-type="float" office:value="1226">
            <text:p>1226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t-1836-2" style:display-name="Normal_ct-1836-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mitments" style:display-name="PageStyle_commit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3" meta:object-count="0"/>
    <meta:generator>OpenOffice/4.1.1$Win32 OpenOffice.org_project/411m6$Build-9775</meta:generator>
  </office:meta>
</office:document-meta>
</file>